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FFFF"/>
      <style:text-properties fo:font-weight="bold" style:font-weight-asian="bold" style:font-weight-complex="bold"/>
    </style:style>
    <style:style style:name="ce3" style:family="table-cell" style:parent-style-name="Lien_32_hypertexte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Lien_32_hypertexte" style:data-style-name="N0">
      <style:table-cell-properties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7.752291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2" table:default-cell-style-name="ce1"/>
        <table:table-column table:style-name="co12" table:number-columns-repeated="1613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ddress1</text:p>
          </table:table-cell>
          <table:table-cell office:value-type="string" table:style-name="ce2">
            <text:p>address2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postalCod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photo</text:p>
          </table:table-cell>
          <table:table-cell office:value-type="string" table:style-name="ce2">
            <text:p>gp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udi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néma Beaumont</text:p>
          </table:table-cell>
          <table:table-cell office:value-type="string" table:style-name="ce1">
            <text:p>541 rue Saint-Vallier Est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1K 3P9</text:p>
          </table:table-cell>
          <table:table-cell table:style-name="ce1"/>
          <table:table-cell office:value-type="string" table:style-name="ce1">
            <text:p>418-524-2113</text:p>
          </table:table-cell>
          <table:table-cell office:value-type="string" table:style-name="ce1">
            <text:p>https://i.ibb.co/Sv45XNR/meduse-vue-exterieure-de-meduse.jpg</text:p>
          </table:table-cell>
          <table:table-cell office:value-type="string" table:style-name="ce1">
            <text:p>46.81293938122758,-71.22127317412927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éma Cartier</text:p>
          </table:table-cell>
          <table:table-cell office:value-type="string" table:style-name="ce1">
            <text:p>1019 avenue Cartier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1R 2S3</text:p>
          </table:table-cell>
          <table:table-cell table:style-name="ce1"/>
          <table:table-cell office:value-type="string" table:style-name="ce1">
            <text:p>418-522-1011</text:p>
          </table:table-cell>
          <table:table-cell table:style-name="ce1"/>
          <table:table-cell office:value-type="string" table:style-name="ce1">
            <text:p>46.804231969085244,-71.22623480220928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usée national des beaux-arts</text:p>
          </table:table-cell>
          <table:table-cell office:value-type="string" table:style-name="ce1">
            <text:p>179 Grande Allée Ouest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1R 2H1</text:p>
          </table:table-cell>
          <table:table-cell table:style-name="ce1"/>
          <table:table-cell office:value-type="string" table:style-name="ce1">
            <text:p>418-643-2150</text:p>
          </table:table-cell>
          <table:table-cell table:style-name="ce1"/>
          <table:table-cell office:value-type="string" table:style-name="ce1">
            <text:p>46.80105431881655,-71.22505404833768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eplex IMAX</text:p>
          </table:table-cell>
          <table:table-cell office:value-type="string" table:style-name="ce1">
            <text:p>5401 boulevard des Galeries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2K 1N4</text:p>
          </table:table-cell>
          <table:table-cell table:style-name="ce1"/>
          <table:table-cell office:value-type="string" table:style-name="ce1">
            <text:p>418-624-4629</text:p>
          </table:table-cell>
          <table:table-cell table:style-name="ce1"/>
          <table:table-cell office:value-type="string" table:style-name="ce1">
            <text:p>46.83079977306554,-71.29934846738078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eplex Odéon Beauport</text:p>
          </table:table-cell>
          <table:table-cell office:value-type="string" table:style-name="ce1">
            <text:p>825 rue Clémenceau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1C 2K6</text:p>
          </table:table-cell>
          <table:table-cell table:style-name="ce1"/>
          <table:table-cell office:value-type="string" table:style-name="ce1">
            <text:p>418-661-9494</text:p>
          </table:table-cell>
          <table:table-cell table:style-name="ce1"/>
          <table:table-cell office:value-type="string" table:style-name="ce1">
            <text:p>46.869923503067305,-71.20867034529195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eplex Odéon Sainte-Foy</text:p>
          </table:table-cell>
          <table:table-cell office:value-type="string" table:style-name="ce1">
            <text:p>1200 autoroute Duplessis</text:p>
          </table:table-cell>
          <table:table-cell table:style-name="ce1"/>
          <table:table-cell office:value-type="string" table:style-name="ce1">
            <text:p>Québec</text:p>
          </table:table-cell>
          <table:table-cell office:value-type="string" table:style-name="ce1">
            <text:p>G2G 2B5</text:p>
          </table:table-cell>
          <table:table-cell table:style-name="ce1"/>
          <table:table-cell office:value-type="string" table:style-name="ce1">
            <text:p>418-871-6812</text:p>
          </table:table-cell>
          <table:table-cell table:style-name="ce1"/>
          <table:table-cell office:value-type="string" table:style-name="ce1">
            <text:p>46.78604291561606,-71.35388988416115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'Observatoire du cinéma au Québec</text:p>
          </table:table-cell>
          <table:table-cell office:value-type="string" table:style-name="ce4">
            <text:p>3150 Rue Jean-Brillant</text:p>
          </table:table-cell>
          <table:table-cell office:value-type="string" table:style-name="ce4">
            <text:p>local C-1017-02 du Carrefour des arts et des sciences</text:p>
          </table:table-cell>
          <table:table-cell office:value-type="string" table:style-name="ce4">
            <text:p>Montréal</text:p>
          </table:table-cell>
          <table:table-cell office:value-type="string" table:style-name="ce4">
            <text:p>QC H3T 1N8</text:p>
          </table:table-cell>
          <table:table-cell office:value-type="string" table:style-name="ce5">
            <text:p><text:a xlink:href="mailto:observatoirecinemaquebec@histart.umontreal.ca">observatoirecinemaquebec@histart.umontreal.ca</text:a></text:p>
          </table:table-cell>
          <table:table-cell office:value-type="string" table:style-name="ce4">
            <text:p>514 343‑7858</text:p>
          </table:table-cell>
          <table:table-cell office:value-type="string" table:style-name="ce5">
            <text:p><text:a xlink:href="https://decorexpro.com/images/article/orig/2018/04/dom-iz-krasnogo-kirpicha-krasivye-odnoetazhnye-i-dvuhetazhnye-proekty-4.jpg">https://decorexpro.com/images/article/orig/2018/04/dom-iz-krasnogo-kirpicha-krasivye-odnoetazhnye-i-dvuhetazhnye-proekty-4.jpg</text:a></text:p>
          </table:table-cell>
          <table:table-cell office:value-type="string" table:style-name="ce4">
            <text:p>45.49935371039254,-73.61853182315828</text:p>
          </table:table-cell>
          <table:table-cell office:value-type="string" table:style-name="ce4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">
            <text:p>Cinéma Cinéplex Odéon Quartier Latin</text:p>
          </table:table-cell>
          <table:table-cell office:value-type="string" table:style-name="ce1">
            <text:p>350 Rue Émery</text:p>
          </table:table-cell>
          <table:table-cell table:style-name="ce1"/>
          <table:table-cell office:value-type="string" table:style-name="ce1">
            <text:p>Montréal</text:p>
          </table:table-cell>
          <table:table-cell office:value-type="string" table:style-name="ce1">
            <text:p>QC H2X 1J1</text:p>
          </table:table-cell>
          <table:table-cell table:style-name="ce1"/>
          <table:table-cell office:value-type="string" table:style-name="ce1">
            <text:p>514-849-2244</text:p>
          </table:table-cell>
          <table:table-cell office:value-type="string" table:style-name="ce3">
            <text:p><text:a xlink:href="https://ir.4sqi.net/img/general/original/gSVz4BqD-htfC2UbWKwlIfYrLICzaUFsZWEy1VarcqI.jpg">https://ir.4sqi.net/img/general/original/gSVz4BqD-htfC2UbWKwlIfYrLICzaUFsZWEy1VarcqI.jpg</text:a></text:p>
          </table:table-cell>
          <table:table-cell office:value-type="string" table:style-name="ce1">
            <text:p>45.513873009857214,-73.56375586341322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ema du Parc</text:p>
          </table:table-cell>
          <table:table-cell office:value-type="string" table:style-name="ce1">
            <text:p>3575 Av du Parc</text:p>
          </table:table-cell>
          <table:table-cell table:style-name="ce1"/>
          <table:table-cell office:value-type="string" table:style-name="ce1">
            <text:p>Montréal</text:p>
          </table:table-cell>
          <table:table-cell office:value-type="string" table:style-name="ce1">
            <text:p>QC H2X 3P9</text:p>
          </table:table-cell>
          <table:table-cell table:style-name="ce1"/>
          <table:table-cell office:value-type="string" table:style-name="ce1">
            <text:p>514-281-1900</text:p>
          </table:table-cell>
          <table:table-cell office:value-type="string" table:style-name="ce3">
            <text:p><text:a xlink:href="https://ssmscdn.yp.ca/image/original/b7da57ef-0c1c-4916-85bc-e64829d6fe28.jpg">https://ssmscdn.yp.ca/image/original/b7da57ef-0c1c-4916-85bc-e64829d6fe28.jpg</text:a></text:p>
          </table:table-cell>
          <table:table-cell office:value-type="string" table:style-name="ce1">
            <text:p>45.510189026406444,-73.57519805431367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émathèque québécoise</text:p>
          </table:table-cell>
          <table:table-cell office:value-type="string" table:style-name="ce1">
            <text:p>335 Boulevard de Maisonneuve E</text:p>
          </table:table-cell>
          <table:table-cell table:style-name="ce1"/>
          <table:table-cell office:value-type="string" table:style-name="ce1">
            <text:p>Montréal </text:p>
          </table:table-cell>
          <table:table-cell office:value-type="string" table:style-name="ce1">
            <text:p>QC H2X 1K1</text:p>
          </table:table-cell>
          <table:table-cell office:value-type="string" table:style-name="ce3">
            <text:p><text:a xlink:href="mailto:info@cinematheque.qc.ca">info@cinematheque.qc.ca</text:a></text:p>
          </table:table-cell>
          <table:table-cell office:value-type="string" table:style-name="ce1">
            <text:p>514-842-9763</text:p>
          </table:table-cell>
          <table:table-cell office:value-type="string" table:style-name="ce3">
            <text:p><text:a xlink:href="https://ir.4sqi.net/img/general/original/1922919_pK99yJeoMtTTCyasHAFpSfpijSGCwxYh9l2_ks_E-tw.jpg">https://ir.4sqi.net/img/general/original/1922919_pK99yJeoMtTTCyasHAFpSfpijSGCwxYh9l2_ks_E-tw.jpg</text:a></text:p>
          </table:table-cell>
          <table:table-cell office:value-type="string" table:style-name="ce1">
            <text:p>45.51388052794423,-73.56242000492887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inéma Beaubien</text:p>
          </table:table-cell>
          <table:table-cell office:value-type="string" table:style-name="ce1">
            <text:p>2396 Rue Beaubien E</text:p>
          </table:table-cell>
          <table:table-cell table:style-name="ce1"/>
          <table:table-cell office:value-type="string" table:style-name="ce1">
            <text:p>Montréal</text:p>
          </table:table-cell>
          <table:table-cell office:value-type="string" table:style-name="ce1">
            <text:p>QC H2G 1N2</text:p>
          </table:table-cell>
          <table:table-cell office:value-type="string" table:style-name="ce3">
            <text:p><text:a xlink:href="mailto:info@cinemabeaubien.com">info@cinemabeaubien.com</text:a></text:p>
          </table:table-cell>
          <table:table-cell office:value-type="string" table:style-name="ce1">
            <text:p>514-721-6060</text:p>
          </table:table-cell>
          <table:table-cell office:value-type="string" table:style-name="ce3">
            <text:p><text:a xlink:href="https://ssmscdn.yp.ca/image/original/f2c95619-3b9f-4754-8fe9-65febea1402f.jpg">https://ssmscdn.yp.ca/image/original/f2c95619-3b9f-4754-8fe9-65febea1402f.jpg</text:a></text:p>
          </table:table-cell>
          <table:table-cell office:value-type="string" table:style-name="ce1">
            <text:p>45.5480556,-73.59194444444444</text:p>
          </table:table-cell>
          <table:table-cell office:value-type="string" table:style-name="ce1">
            <text:p>Lorem ipsum dolor sit amet consectetur adipisicing elit. Iste qui cum quaerat molestiae, laudantium sed laborum voluptas cupiditate, earum aliquam id nesciunt impedit itaque debitis culpa.</text:p>
          </table:table-cell>
          <table:table-cell table:number-columns-repeated="16374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45°32'53"N 73°35'31"W</text:p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 </number:text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¤ </number:text>
      <number:number number:decimal-places="2" number:min-integer-digits="1" number:grouping="true"/>
      <number:text> </number:text>
    </number:number-style>
    <number:number-style style:name="N38P1">
      <number:text> ¤ (</number:text>
      <number:number number:decimal-places="2" number:min-integer-digits="1" number:grouping="true"/>
      <number:text>)</number:text>
    </number:number-style>
    <number:text-style style:name="N38P2">
      <number:text> ¤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¤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¤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¤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middle" fo:background-color="transparent"/>
    </style:style>
    <style:style style:name="Comma_32__91_0_93_" style:display-name="Comma 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32__91_0_93_" style:display-name="Currency 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dc:creator>Edmond W.</dc:creator>
    <dc:date>2024-04-14T00:37:37Z</dc:date>
    <meta:editing-cycles>3</meta:editing-cycles>
    <meta:editing-duration>PT49025S</meta:editing-duration>
  </office:meta>
</office:document-meta>
</file>